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87,963,042,340.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87,428,128,123.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82,401,038,709.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80,604,080,688.6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79,356,449,840.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74,317,806,538.4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68,434,409,315.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65,292,753,005.5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56,725,749,221.9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42,066,217,871.5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40,713,812,309.7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32,350,248,410.8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28,279,814,924.6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24,405,791,044.8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20,662,525,941.3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18,881,765,437.2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16,536,535,647.1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15,749,753,804.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16,330,814,180.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15,656,327,859.6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15,794,972,847.2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15,091,913,883.7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13,897,738,375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5">00/00/0000</text:date>, <text:time style:data-style-name="N2" text:time-value="13:46:58.446958492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5T14:09:33.487200702</dc:date>
    <meta:editing-duration>PT6H1M30S</meta:editing-duration>
    <meta:editing-cycles>161</meta:editing-cycles>
    <meta:generator>LibreOffice/7.2.6.2$Linux_X86_64 LibreOffice_project/20$Build-2</meta:generator>
    <meta:document-statistic meta:table-count="1" meta:cell-count="48" meta:object-count="0"/>
  </office:meta>
</office:document-meta>
</file>